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6686a" officeooo:paragraph-rsid="0016686a"/>
    </style:style>
    <style:style style:name="P2" style:family="paragraph" style:parent-style-name="Standard">
      <style:text-properties style:font-name="Ubuntu" fo:font-weight="bold" officeooo:rsid="0016686a" officeooo:paragraph-rsid="0016686a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alle, die diese Mini-Umfrage bei der letzten Übung nicht abgegeben haben. Vielen Dank fürs Ausfüllen (ich hole die Ergebnisse am Ende ab) und jetzt noch viel Spaß bei der Vorlesung!</text:p>
      <text:p text:style-name="P1"/>
      <text:p text:style-name="P1"></text:p>
      <text:p text:style-name="P2">1. Was müsste passieren, damit du die Übungsblätter abgibst?</text:p>
      <text:p text:style-name="P2"/>
      <text:p text:style-name="P2"/>
      <text:p text:style-name="P2"/>
      <text:p text:style-name="P2"/>
      <text:p text:style-name="P2"/>
      <text:p text:style-name="P1"></text:p>
      <text:p text:style-name="P2">2. Was wünschst du dir für die Übung?</text:p>
      <text:p text:style-name="P2"/>
      <text:p text:style-name="P2"/>
      <text:p text:style-name="P2"/>
      <text:p text:style-name="P2"/>
      <text:p text:style-name="P2"/>
      <text:p text:style-name="P2"/>
      <text:p text:style-name="P1">An alle, die diese Mini-Umfrage bei der letzten Übung nicht abgegeben haben. Vielen Dank fürs Ausfüllen (ich hole die Ergebnisse am Ende ab) und jetzt noch viel Spaß bei der Vorlesung!</text:p>
      <text:p text:style-name="P1"/>
      <text:p text:style-name="P1"></text:p>
      <text:p text:style-name="P2">1. Was müsste passieren, damit du die Übungsblätter abgibst?</text:p>
      <text:p text:style-name="P2"/>
      <text:p text:style-name="P2"/>
      <text:p text:style-name="P2"/>
      <text:p text:style-name="P2"/>
      <text:p text:style-name="P2"/>
      <text:p text:style-name="P1"></text:p>
      <text:p text:style-name="P2">2. Was wünschst du dir für die Übung?</text:p>
      <text:p text:style-name="P2"/>
      <text:p text:style-name="P2"/>
      <text:p text:style-name="P2"/>
      <text:p text:style-name="P2"/>
      <text:p text:style-name="P2"/>
      <text:p text:style-name="P1">An alle, die diese Mini-Umfrage bei der letzten Übung nicht abgegeben haben. Vielen Dank fürs Ausfüllen (ich hole die Ergebnisse am Ende ab) und jetzt noch viel Spaß bei der Vorlesung!</text:p>
      <text:p text:style-name="P1"/>
      <text:p text:style-name="P1"></text:p>
      <text:p text:style-name="P2">1. Was müsste passieren, damit du die Übungsblätter abgibst?</text:p>
      <text:p text:style-name="P2"/>
      <text:p text:style-name="P2"/>
      <text:p text:style-name="P2"/>
      <text:p text:style-name="P2"/>
      <text:p text:style-name="P2"/>
      <text:p text:style-name="P1"></text:p>
      <text:p text:style-name="P2">2. Was wünschst du dir für die Übu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8:56:46.492392633</meta:creation-date>
    <meta:print-date>2014-10-23T08:59:05.122475411</meta:print-date>
    <dc:date>2014-10-23T09:02:35.485144595</dc:date>
    <meta:editing-duration>P0D</meta:editing-duration>
    <meta:editing-cycles>1</meta:editing-cycles>
    <meta:document-statistic meta:table-count="0" meta:image-count="0" meta:object-count="0" meta:page-count="1" meta:paragraph-count="15" meta:word-count="144" meta:character-count="849" meta:non-whitespace-character-count="708"/>
    <meta:generator>LibreOffice/4.2.6.3$Linux_X86_64 LibreOffice_project/420m0$Build-3</meta:generator>
  </office:meta>
</office:document-meta>
</file>